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2.277cm" fo:min-width="1.587cm"/>
    </style:style>
    <style:style style:name="gr3" style:family="graphic" style:parent-style-name="standard">
      <style:graphic-properties draw:textarea-horizontal-align="justify" draw:textarea-vertical-align="middle" draw:auto-grow-height="false" fo:min-height="1.148cm" fo:min-width="0.834cm"/>
    </style:style>
    <style:style style:name="gr4" style:family="graphic" style:parent-style-name="standard">
      <style:graphic-properties draw:textarea-horizontal-align="justify" draw:textarea-vertical-align="middle" draw:auto-grow-height="false" fo:min-height="1.508cm" fo:min-width="1.418cm"/>
    </style:style>
    <style:style style:name="gr5" style:family="graphic" style:parent-style-name="standard">
      <style:graphic-properties draw:textarea-horizontal-align="justify" draw:textarea-vertical-align="middle" draw:auto-grow-height="false" fo:min-height="1.791cm" fo:min-width="1.1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1.659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textarea-horizontal-align="justify" draw:textarea-vertical-align="middle" draw:auto-grow-height="false" fo:min-height="1.148cm" fo:min-width="0.898cm"/>
    </style:style>
    <style:style style:name="gr15" style:family="graphic" style:parent-style-name="standard">
      <style:graphic-properties draw:stroke="none" svg:stroke-color="#000000" draw:fill="none" draw:fill-color="#ffffff" fo:min-height="0.25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19" style:family="graphic" style:parent-style-name="standard">
      <style:graphic-properties draw:textarea-horizontal-align="justify" draw:textarea-vertical-align="middle" draw:auto-grow-height="false" fo:min-height="1.211cm" fo:min-width="0.9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064cm" svg:height="2.413cm" svg:x="2.27cm" svg:y="1.889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29cm" svg:height="3.302cm" svg:x="8.62cm" svg:y="4.81cm">
          <text:p text:style-name="P1">symbol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xml:id="id2" draw:id="id2" draw:layer="layout" svg:width="2.667cm" svg:height="2.794cm" svg:x="2.27cm" svg:y="8.747cm">
          <text:p text:style-name="P1">symb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3.048cm" svg:height="2.794cm" svg:x="6.715cm" svg:y="12.176cm">
          <text:p text:style-name="P1">symbo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3" draw:id="id3" draw:layer="layout" svg:width="2.667cm" svg:height="2.667cm" svg:x="15.386cm" svg:y="10.525cm">
          <text:p text:style-name="P1">symbol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2" draw:layer="layout" svg:x1="8.62cm" svg:y1="6.073cm" svg:x2="3.604cm" svg:y2="8.747cm" draw:start-shape="id1" draw:start-glue-point="5" draw:end-shape="id2" draw:end-glue-point="4" svg:d="M8620 6073h-5016v2674" svg:viewBox="0 0 5017 2675">
          <text:p/>
        </draw:connector>
        <draw:connector draw:style-name="gr6" draw:text-style-name="P2" xml:id="id5" draw:id="id5" draw:layer="layout" draw:line-skew="-1.118cm" svg:x1="9.291cm" svg:y1="8.112cm" svg:x2="7.435cm" svg:y2="12.131cm" draw:start-shape="id1" draw:start-glue-point="6" svg:d="M9291 8112v1143h-1856v2876" svg:viewBox="0 0 1857 4020">
          <text:p/>
        </draw:connector>
        <draw:connector draw:style-name="gr7" draw:text-style-name="P2" draw:layer="layout" draw:line-skew="0.317cm" svg:x1="11.378cm" svg:y1="8.112cm" svg:x2="16.72cm" svg:y2="10.525cm" draw:start-shape="id1" draw:start-glue-point="8" draw:end-shape="id3" draw:end-glue-point="4" svg:d="M11378 8112v1524h5342v889" svg:viewBox="0 0 5343 2414">
          <text:p text:style-name="P1"/>
        </draw:connector>
        <draw:connector draw:style-name="gr6" draw:text-style-name="P2" draw:layer="layout" svg:x1="6.334cm" svg:y1="3.095cm" svg:x2="10.335cm" svg:y2="4.81cm" draw:start-shape="id4" draw:start-glue-point="1" draw:end-shape="id1" draw:end-glue-point="4" svg:d="M6334 3095h4001v1715" svg:viewBox="0 0 4002 1716">
          <text:p/>
        </draw:connector>
        <draw:frame draw:style-name="gr8" draw:text-style-name="P3" draw:layer="layout" svg:width="1.397cm" svg:height="0.962cm" svg:x="5.699cm" svg:y="5.191cm">
          <draw:text-box>
            <text:p>+ -</text:p>
          </draw:text-box>
        </draw:frame>
        <draw:connector draw:style-name="gr6" draw:text-style-name="P2" draw:layer="layout" svg:x1="4.937cm" svg:y1="10.144cm" svg:x2="7.435cm" svg:y2="12.131cm" draw:start-shape="id2" draw:start-glue-point="7" draw:end-shape="id5" draw:end-glue-point="3" svg:d="M4937 10144h1175v1987h1323" svg:viewBox="0 0 2499 1988">
          <text:p/>
        </draw:connector>
        <draw:connector draw:style-name="gr6" draw:text-style-name="P2" draw:layer="layout" draw:line-skew="0.387cm -3.619cm 0.502cm" svg:x1="3.604cm" svg:y1="11.541cm" svg:x2="16.72cm" svg:y2="10.525cm" draw:start-shape="id2" draw:start-glue-point="6" draw:end-shape="id3" draw:end-glue-point="4" svg:d="M3604 11541v889h2938v-1905h10178" svg:viewBox="0 0 13117 1906">
          <text:p/>
        </draw:connector>
        <draw:custom-shape draw:style-name="gr9" draw:text-style-name="P1" xml:id="id6" draw:id="id6" draw:layer="layout" svg:width="1.905cm" svg:height="1.016cm" svg:x="1cm" svg:y="12.449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.27cm" svg:y1="10.144cm" svg:x2="1.952cm" svg:y2="12.449cm" draw:start-shape="id2" draw:start-glue-point="5" draw:end-shape="id6" draw:end-glue-point="0" svg:d="M2270 10144h-318v2305" svg:viewBox="0 0 319 2306">
          <text:p/>
        </draw:connector>
        <draw:frame draw:style-name="gr10" draw:text-style-name="P3" draw:layer="layout" svg:width="1.778cm" svg:height="1.673cm" svg:x="1cm" svg:y="9.255cm">
          <draw:text-box>
            <text:p>else</text:p>
          </draw:text-box>
        </draw:frame>
        <draw:frame draw:style-name="gr10" draw:text-style-name="P3" draw:layer="layout" svg:width="1.397cm" svg:height="1.673cm" svg:x="4.849cm" svg:y="9.395cm">
          <draw:text-box>
            <text:p>int</text:p>
          </draw:text-box>
        </draw:frame>
        <draw:frame draw:style-name="gr8" draw:text-style-name="P3" draw:layer="layout" svg:width="0.889cm" svg:height="0.962cm" svg:x="3.691cm" svg:y="11.3cm">
          <draw:text-box>
            <text:p>x</text:p>
          </draw:text-box>
        </draw:frame>
        <draw:custom-shape draw:style-name="gr11" draw:text-style-name="P1" xml:id="id7" draw:id="id7" draw:layer="layout" svg:width="2.667cm" svg:height="1.143cm" svg:x="4.048cm" svg:y="15.859cm">
          <text:p text:style-name="P1">put back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2.159cm" svg:height="1.397cm" svg:x="1.635cm" svg:y="17.891cm">
          <text:p text:style-name="P1">don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5.381cm" svg:y1="17.002cm" svg:x2="3.794cm" svg:y2="18.589cm" draw:start-shape="id7" draw:start-glue-point="2" draw:end-shape="id8" svg:d="M5381 17002l-1587 1587" svg:viewBox="0 0 1588 1588">
          <text:p/>
        </draw:connector>
        <draw:connector draw:style-name="gr6" draw:text-style-name="P2" draw:layer="layout" draw:line-skew="-1.212cm" svg:x1="7.409cm" svg:y1="14.975cm" svg:x2="2.714cm" svg:y2="17.891cm" draw:end-shape="id8" draw:end-glue-point="0" svg:d="M7409 14975v-5h-4695v2921" svg:viewBox="0 0 4696 2922">
          <text:p/>
        </draw:connector>
        <draw:frame draw:style-name="gr8" draw:text-style-name="P3" draw:layer="layout" svg:width="1.778cm" svg:height="0.962cm" svg:x="5.064cm" svg:y="14.208cm">
          <draw:text-box>
            <text:p>null</text:p>
          </draw:text-box>
        </draw:frame>
        <draw:frame draw:style-name="gr8" draw:text-style-name="P3" draw:layer="layout" svg:width="1.524cm" svg:height="0.962cm" svg:x="8.252cm" svg:y="7.831cm">
          <draw:text-box>
            <text:p>int</text:p>
          </draw:text-box>
        </draw:frame>
        <draw:connector draw:style-name="gr6" draw:text-style-name="P2" draw:layer="layout" draw:type="line" svg:x1="9.062cm" svg:y1="12.144cm" svg:x2="11.176cm" svg:y2="10.584cm" svg:d="M9062 12144l2114-1560" svg:viewBox="0 0 2115 1561">
          <text:p/>
        </draw:connector>
        <draw:frame draw:style-name="gr8" draw:text-style-name="P3" draw:layer="layout" svg:width="0.762cm" svg:height="0.962cm" svg:x="8.509cm" svg:y="11.245cm">
          <draw:text-box>
            <text:p>x</text:p>
          </draw:text-box>
        </draw:frame>
        <draw:connector draw:style-name="gr6" draw:text-style-name="P2" draw:layer="layout" draw:line-skew="0.882cm" svg:x1="9.022cm" svg:y1="15.028cm" svg:x2="6.715cm" svg:y2="16.43cm" draw:end-shape="id7" svg:d="M9022 15028h-21v1402h-2286" svg:viewBox="0 0 2308 1403">
          <text:p/>
        </draw:connector>
        <draw:frame draw:style-name="gr8" draw:text-style-name="P3" xml:id="id12" draw:id="id12" draw:layer="layout" svg:width="1.27cm" svg:height="0.962cm" svg:x="7.985cm" svg:y="15.405cm">
          <draw:text-box>
            <text:p>+ -</text:p>
          </draw:text-box>
        </draw:frame>
        <draw:connector draw:style-name="gr6" draw:text-style-name="P2" draw:layer="layout" svg:x1="6.715cm" svg:y1="13.573cm" svg:x2="2.905cm" svg:y2="12.957cm" draw:start-shape="id9" draw:start-glue-point="5" draw:end-shape="id6" draw:end-glue-point="1" svg:d="M6715 13573h-1905v-616h-1905" svg:viewBox="0 0 3811 617">
          <text:p/>
        </draw:connector>
        <draw:frame draw:style-name="gr13" draw:text-style-name="P3" draw:layer="layout" svg:width="1.905cm" svg:height="1.016cm" svg:x="5.191cm" svg:y="12.811cm">
          <draw:text-box>
            <text:p>else</text:p>
          </draw:text-box>
        </draw:frame>
        <draw:custom-shape draw:style-name="gr14" draw:text-style-name="P1" xml:id="id10" draw:id="id10" draw:layer="layout" svg:width="2.794cm" svg:height="2.794cm" svg:x="11.014cm" svg:y="12.186cm">
          <text:p text:style-name="P1">symb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9.763cm" svg:y1="13.573cm" svg:x2="11.014cm" svg:y2="13.583cm" draw:start-shape="id9" draw:start-glue-point="7" draw:end-shape="id10" draw:end-glue-point="5" svg:d="M9763 13573h626v10h625" svg:viewBox="0 0 1252 11">
          <text:p/>
        </draw:connector>
        <draw:custom-shape draw:style-name="gr9" draw:text-style-name="P1" xml:id="id11" draw:id="id11" draw:layer="layout" svg:width="1.905cm" svg:height="1.016cm" svg:x="11.441cm" svg:y="15.986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411cm" svg:y1="14.98cm" svg:x2="12.393cm" svg:y2="15.986cm" draw:start-shape="id10" draw:start-glue-point="6" draw:end-shape="id11" draw:end-glue-point="0" svg:d="M12411 14980v504h-18v502" svg:viewBox="0 0 19 1007">
          <text:p/>
        </draw:connector>
        <draw:frame draw:style-name="gr13" draw:text-style-name="P3" draw:layer="layout" svg:width="1.905cm" svg:height="1.016cm" svg:x="10.906cm" svg:y="14.589cm">
          <draw:text-box>
            <text:p>else</text:p>
          </draw:text-box>
        </draw:frame>
        <draw:connector draw:style-name="gr6" draw:text-style-name="P2" draw:layer="layout" draw:type="line" svg:x1="12.411cm" svg:y1="12.186cm" svg:x2="14.493cm" svg:y2="10.584cm" draw:start-shape="id10" draw:start-glue-point="4" svg:d="M12411 12186l2082-1602" svg:viewBox="0 0 2083 1603">
          <text:p/>
        </draw:connector>
        <draw:frame draw:style-name="gr8" draw:text-style-name="P3" draw:layer="layout" svg:width="0.889cm" svg:height="0.962cm" svg:x="11.922cm" svg:y="11.239cm">
          <draw:text-box>
            <text:p>x</text:p>
          </draw:text-box>
        </draw:frame>
        <draw:frame draw:style-name="gr8" draw:text-style-name="P3" draw:layer="layout" svg:width="1.016cm" svg:height="0.962cm" svg:x="9.763cm" svg:y="12.811cm">
          <draw:text-box>
            <text:p>*</text:p>
          </draw:text-box>
        </draw:frame>
        <draw:frame draw:style-name="gr15" draw:text-style-name="P3" draw:layer="layout" svg:width="0.254cm" svg:height="1.187cm" svg:x="24.749cm" svg:y="4.81cm">
          <draw:text-box>
            <text:p/>
          </draw:text-box>
        </draw:frame>
        <draw:connector draw:style-name="gr6" draw:text-style-name="P2" draw:layer="layout" draw:line-skew="0.77cm" svg:x1="15.908cm" svg:y1="13.192cm" svg:x2="8.62cm" svg:y2="16.367cm" draw:start-shape="id3" draw:start-glue-point="6" draw:end-shape="id12" draw:end-glue-point="2" svg:d="M15908 13192v4445h-7288v-1270" svg:viewBox="0 0 7289 4446">
          <text:p/>
        </draw:connector>
        <draw:line draw:style-name="gr16" draw:text-style-name="P2" draw:layer="layout" svg:x1="15.351cm" svg:y1="11.541cm" svg:x2="14.208cm" svg:y2="12.049cm">
          <text:p/>
        </draw:line>
        <draw:connector draw:style-name="gr6" draw:text-style-name="P2" draw:layer="layout" draw:line-skew="0.196cm" svg:x1="14.177cm" svg:y1="12.242cm" svg:x2="13.346cm" svg:y2="16.494cm" draw:end-shape="id11" draw:end-glue-point="1" svg:d="M14177 12242h31v4252h-862" svg:viewBox="0 0 863 4253">
          <text:p/>
        </draw:connector>
        <draw:line draw:style-name="gr16" draw:text-style-name="P2" draw:layer="layout" svg:x1="14.208cm" svg:y1="12.303cm" svg:x2="14.208cm" svg:y2="12.049cm">
          <text:p/>
        </draw:line>
        <draw:frame draw:style-name="gr13" draw:text-style-name="P3" draw:layer="layout" svg:width="2.667cm" svg:height="1.016cm" svg:x="13.954cm" svg:y="10.906cm">
          <draw:text-box>
            <text:p>else</text:p>
          </draw:text-box>
        </draw:frame>
        <draw:connector draw:style-name="gr6" draw:text-style-name="P2" draw:layer="layout" svg:x1="17.531cm" svg:y1="13.192cm" svg:x2="3.794cm" svg:y2="18.589cm" draw:start-shape="id3" draw:start-glue-point="8" draw:end-shape="id8" draw:end-glue-point="1" svg:d="M17531 13192v5397h-13737" svg:viewBox="0 0 13738 5398">
          <text:p/>
        </draw:connector>
        <draw:frame draw:style-name="gr10" draw:text-style-name="P3" draw:layer="layout" svg:width="1.27cm" svg:height="1.673cm" svg:x="14.843cm" svg:y="13.192cm">
          <draw:text-box>
            <text:p>+ -</text:p>
          </draw:text-box>
        </draw:frame>
        <draw:frame draw:style-name="gr17" draw:text-style-name="P3" draw:layer="layout" svg:width="1.778cm" svg:height="1.143cm" svg:x="17.383cm" svg:y="13.192cm">
          <draw:text-box>
            <text:p>null</text:p>
          </draw:text-box>
        </draw:frame>
        <draw:custom-shape draw:style-name="gr18" draw:text-style-name="P1" xml:id="id13" draw:id="id13" draw:layer="layout" svg:width="2.159cm" svg:height="1.016cm" svg:x="14.97cm" svg:y="5.572cm">
          <text:p text:style-name="P1">error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049cm" svg:y1="6.073cm" svg:x2="14.97cm" svg:y2="6.08cm" draw:start-shape="id1" draw:start-glue-point="9" draw:end-shape="id13" draw:end-glue-point="3" svg:d="M12049 6073h1460v7h1461" svg:viewBox="0 0 2922 8">
          <text:p/>
        </draw:connector>
        <draw:frame draw:style-name="gr8" draw:text-style-name="P3" draw:layer="layout" svg:width="1.905cm" svg:height="0.962cm" svg:x="11.922cm" svg:y="5.318cm">
          <draw:text-box>
            <text:p>else</text:p>
          </draw:text-box>
        </draw:frame>
        <draw:custom-shape draw:style-name="gr19" draw:text-style-name="P1" xml:id="id14" draw:id="id14" draw:layer="layout" svg:width="2.921cm" svg:height="2.921cm" svg:x="14.589cm" svg:y="20.304cm">
          <text:p text:style-name="P1">symb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0.861cm" svg:x1="18.053cm" svg:y1="11.545cm" svg:x2="17.51cm" svg:y2="21.765cm" draw:start-shape="id3" draw:start-glue-point="9" draw:end-shape="id14" draw:end-glue-point="7" svg:d="M18053 11545h1362v10220h-1905" svg:viewBox="0 0 1906 10221">
          <text:p/>
        </draw:connector>
        <draw:frame draw:style-name="gr8" draw:text-style-name="P3" draw:layer="layout" svg:width="1.016cm" svg:height="0.962cm" svg:x="18.145cm" svg:y="10.906cm">
          <draw:text-box>
            <text:p>^</text:p>
          </draw:text-box>
        </draw:frame>
        <draw:connector draw:style-name="gr6" draw:text-style-name="P2" draw:layer="layout" svg:x1="16.05cm" svg:y1="23.225cm" svg:x2="2.714cm" svg:y2="19.288cm" draw:start-shape="id14" draw:start-glue-point="6" draw:end-shape="id8" draw:end-glue-point="2" svg:d="M16050 23225v501h-13336v-4438" svg:viewBox="0 0 13337 4439">
          <text:p/>
        </draw:connector>
        <draw:connector draw:style-name="gr6" draw:text-style-name="P2" draw:layer="layout" svg:x1="14.589cm" svg:y1="21.765cm" svg:x2="12.393cm" svg:y2="17.002cm" draw:start-shape="id14" draw:start-glue-point="5" draw:end-shape="id11" draw:end-glue-point="2" svg:d="M14589 21765h-2196v-4763" svg:viewBox="0 0 2197 4764">
          <text:p/>
        </draw:connector>
        <draw:frame draw:style-name="gr10" draw:text-style-name="P3" draw:layer="layout" svg:width="1.397cm" svg:height="1.673cm" svg:x="14.843cm" svg:y="22.971cm">
          <draw:text-box>
            <text:p>int</text:p>
          </draw:text-box>
        </draw:frame>
        <draw:frame draw:style-name="gr10" draw:text-style-name="P3" draw:layer="layout" svg:width="1.778cm" svg:height="1.673cm" svg:x="13.398cm" svg:y="20.869cm">
          <draw:text-box>
            <text:p>else</text:p>
          </draw:text-box>
        </draw:frame>
        <draw:frame draw:style-name="gr20" draw:text-style-name="P3" draw:layer="layout" svg:width="0.82cm" svg:height="0.962cm" svg:x="11.33cm" svg:y="7.749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08:59:37.098000000</meta:creation-date>
    <dc:date>2015-10-05T13:22:20.572000000</dc:date>
    <meta:editing-duration>PT23M36S</meta:editing-duration>
    <meta:editing-cycles>3</meta:editing-cycles>
    <meta:generator>LibreOffice/5.0.2.2$Windows_x86 LibreOffice_project/37b43f919e4de5eeaca9b9755ed688758a8251fe</meta:generator>
    <meta:document-statistic meta:object-count="57"/>
  </office:meta>
</office:document-meta>
</file>